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The Hidden Wiki</text:h>
      <text:section text:style-name="Sect1" text:name="amenu">
        <text:list text:style-name="L1">
          <text:list-item>
            <text:p text:style-name="P1"><text:a xlink:type="simple" xlink:href="http://6nhmgdpnyoljh5uzr5kwlatx2u3diou4ldeommfxjz3wkhalzgjqxzqd.onion/index.htm" text:style-name="Internet_20_link" text:visited-style-name="Visited_20_Internet_20_Link">The Original Hidden Wiki - Only @ 6nhmgdpnyoljh5uzr5kwlatx2u3diou4ldeommfxjz3wkhalzgjqxzqd.onion</text:a> </text:p>
          </text:list-item>
        </text:list>
      </text:section>
      <text:section text:style-name="Sect1" text:name="Section1">
        <text:p text:style-name="Standard"><text:bookmark text:name="warning"/>Update 07.2020: The old short v2 .onion hidden service links will no longer work after october 2021. We will list only v3 .onion's in the future. <text:line-break/><text:line-break/></text:p>
      </text:section>
      <text:p text:style-name="Standard"><text:span text:style-name="Strong_20_Emphasis">Dark web link collections:<text:line-break/></text:span><text:a xlink:type="simple" xlink:href="http://s4k4ceiapwwgcm3mkb6e4diqecpo7kvdnfr5gg7sph7jjppqkvwwqtyd.onion/" text:style-name="Internet_20_link" text:visited-style-name="Visited_20_Internet_20_Link">http://s4k4ceiapwwgcm3mkb6e4diqecpo7kvdnfr5gg7sph7jjppqkvwwqtyd.onion/</text:a><text:span text:style-name="Strong_20_Emphasis"> OnionLinks v3 <text:line-break/></text:span><text:a xlink:type="simple" xlink:href="http://6nhmgdpnyoljh5uzr5kwlatx2u3diou4ldeommfxjz3wkhalzgjqxzqd.onion/" text:style-name="Internet_20_link" text:visited-style-name="Visited_20_Internet_20_Link">http://6nhmgdpnyoljh5uzr5kwlatx2u3diou4ldeommfxjz3wkhalzgjqxzqd.onion/</text:a><text:span text:style-name="Strong_20_Emphasis"> The Hidden Wiki <text:line-break/></text:span><text:a xlink:type="simple" xlink:href="http://2jwcnprqbugvyi6ok2h2h7u26qc6j5wxm7feh3znlh2qu3h6hjld4kyd.onion/" text:style-name="Internet_20_link" text:visited-style-name="Visited_20_Internet_20_Link">http://2jwcnprqbugvyi6ok2h2h7u26qc6j5wxm7feh3znlh2qu3h6hjld4kyd.onion/</text:a><text:span text:style-name="Strong_20_Emphasis"> Another Hidden Wiki <text:line-break/></text:span><text:a xlink:type="simple" xlink:href="http://jgwe5cjqdbyvudjqskaajbfibfewew4pndx52dye7ug3mt3jimmktkid.onion/" text:style-name="Internet_20_link" text:visited-style-name="Visited_20_Internet_20_Link">http://jgwe5cjqdbyvudjqskaajbfibfewew4pndx52dye7ug3mt3jimmktkid.onion/</text:a><text:span text:style-name="Strong_20_Emphasis"> Pug's Ultimate Dark Web Guide <text:line-break/><text:line-break/>Commercial links:<text:line-break/></text:span><text:a xlink:type="simple" xlink:href="http://prjd5pmbug2cnfs67s3y65ods27vamswdaw2lnwf45ys3pjl55h2gwqd.onion/" text:style-name="Internet_20_link" text:visited-style-name="Visited_20_Internet_20_Link">http://prjd5pmbug2cnfs67s3y65ods27vamswdaw2lnwf45ys3pjl55h2gwqd.onion/</text:a><text:span text:style-name="Strong_20_Emphasis"> Dark Web Hackers for hire <text:line-break/></text:span><text:a xlink:type="simple" xlink:href="http://55niksbd22qqaedkw36qw4cpofmbxdtbwonxam7ov2ga62zqbhgty3yd.onion/" text:style-name="Internet_20_link" text:visited-style-name="Visited_20_Internet_20_Link">http://55niksbd22qqaedkw36qw4cpofmbxdtbwonxam7ov2ga62zqbhgty3yd.onion/</text:a><text:span text:style-name="Strong_20_Emphasis"> AccMarket - Premium Paypal, Ebay and bank accounts <text:line-break/></text:span><text:a xlink:type="simple" xlink:href="http://s57divisqlcjtsyutxjz2ww77vlbwpxgodtijcsrgsuts4js5hnxkhqd.onion/" text:style-name="Internet_20_link" text:visited-style-name="Visited_20_Internet_20_Link">http://s57divisqlcjtsyutxjz2ww77vlbwpxgodtijcsrgsuts4js5hnxkhqd.onion/</text:a><text:span text:style-name="Strong_20_Emphasis"> Cardshop - USA CVV KNOWN BALANCE &amp; Worldwide CC &amp; CVV <text:line-break/></text:span><text:a xlink:type="simple" xlink:href="http://wbz2lrxhw4dd7h5t2wnoczmcz5snjpym4pr7dzjmah4vi6yywn37bdyd.onion/" text:style-name="Internet_20_link" text:visited-style-name="Visited_20_Internet_20_Link">http://wbz2lrxhw4dd7h5t2wnoczmcz5snjpym4pr7dzjmah4vi6yywn37bdyd.onion/</text:a><text:span text:style-name="Strong_20_Emphasis"> DCdutchconnectionUK - The dutch connection for the UK <text:line-break/></text:span><text:a xlink:type="simple" xlink:href="http://iwggpyxn6qv3b2twpwtyhi2sfvgnby2albbcotcysd5f7obrlwbdbkyd.onion/" text:style-name="Internet_20_link" text:visited-style-name="Visited_20_Internet_20_Link">http://iwggpyxn6qv3b2twpwtyhi2sfvgnby2albbcotcysd5f7obrlwbdbkyd.onion/</text:a><text:span text:style-name="Strong_20_Emphasis"> DrChronic - Weed straight from the source <text:line-break/></text:span><text:a xlink:type="simple" xlink:href="http://rfyb5tlhiqtiavwhikdlvb3fumxgqwtg2naanxtiqibidqlox5vispqd.onion/" text:style-name="Internet_20_link" text:visited-style-name="Visited_20_Internet_20_Link">http://rfyb5tlhiqtiavwhikdlvb3fumxgqwtg2naanxtiqibidqlox5vispqd.onion/</text:a><text:span text:style-name="Strong_20_Emphasis"> TomAndJerry - Cocaine, Heroin, MDMA and LSD from NL <text:line-break/></text:span><text:a xlink:type="simple" xlink:href="http://ajlu6mrc7lwulwakojrgvvtarotvkvxqosb4psxljgobjhureve4kdqd.onion/" text:style-name="Internet_20_link" text:visited-style-name="Visited_20_Internet_20_Link">http://ajlu6mrc7lwulwakojrgvvtarotvkvxqosb4psxljgobjhureve4kdqd.onion/</text:a><text:span text:style-name="Strong_20_Emphasis"> 420prime - Cannabis in dispensary quality from the UK <text:line-break/></text:span><text:a xlink:type="simple" xlink:href="http://y22arit74fqnnc2pbieq3wqqvkfub6gnlegx3cl6thclos4f7ya7rvad.onion/" text:style-name="Internet_20_link" text:visited-style-name="Visited_20_Internet_20_Link">http://y22arit74fqnnc2pbieq3wqqvkfub6gnlegx3cl6thclos4f7ya7rvad.onion/</text:a><text:span text:style-name="Strong_20_Emphasis"> Dark Mixer - Anonymous bitcoin mixer <text:line-break/></text:span><text:a xlink:type="simple" xlink:href="http://ovai7wvp4yj6jl3wbzihypbq657vpape7lggrlah4pl34utwjrpetwid.onion/" text:style-name="Internet_20_link" text:visited-style-name="Visited_20_Internet_20_Link">http://ovai7wvp4yj6jl3wbzihypbq657vpape7lggrlah4pl34utwjrpetwid.onion/</text:a><text:span text:style-name="Strong_20_Emphasis"> VirginBitcoins - Buy freshly mined clean bitcoins <text:line-break/></text:span><text:a xlink:type="simple" xlink:href="http://hqfld5smkr4b4xrjcco7zotvoqhuuoehjdvoin755iytmpk4sm7cbwad.onion/" text:style-name="Internet_20_link" text:visited-style-name="Visited_20_Internet_20_Link">http://hqfld5smkr4b4xrjcco7zotvoqhuuoehjdvoin755iytmpk4sm7cbwad.onion/</text:a><text:span text:style-name="Strong_20_Emphasis"> Mixabit - Bitcoin mixer <text:line-break/></text:span><text:a xlink:type="simple" xlink:href="http://jbtb75gqlr57qurikzy2bxxjftzkmanynesmoxbzzcp7qf5t46u7ekqd.onion/" text:style-name="Internet_20_link" text:visited-style-name="Visited_20_Internet_20_Link">http://jbtb75gqlr57qurikzy2bxxjftzkmanynesmoxbzzcp7qf5t46u7ekqd.onion/</text:a><text:span text:style-name="Strong_20_Emphasis"> Darkmining - Bitcoin mining with stolen electricity <text:line-break/></text:span><text:a xlink:type="simple" xlink:href="http://jhi4v5rjly75ggha26cu2eeyfhwvgbde4w6d75vepwxt2zht5sqfhuqd.onion/" text:style-name="Internet_20_link" text:visited-style-name="Visited_20_Internet_20_Link">http://jhi4v5rjly75ggha26cu2eeyfhwvgbde4w6d75vepwxt2zht5sqfhuqd.onion/</text:a><text:span text:style-name="Strong_20_Emphasis"> Bitcoin Investment Trust - earn 5-9% per week! <text:line-break/></text:span><text:a xlink:type="simple" xlink:href="http://rxmyl3izgquew65nicavsk6loyyblztng6puq42firpvbe32sefvnbad.onion/" text:style-name="Internet_20_link" text:visited-style-name="Visited_20_Internet_20_Link">http://rxmyl3izgquew65nicavsk6loyyblztng6puq42firpvbe32sefvnbad.onion/</text:a><text:span text:style-name="Strong_20_Emphasis"> Mobile Store - Best unlocked cell phones vendor <text:line-break/></text:span><text:a xlink:type="simple" xlink:href="http://vhlehwexxmbnvecbmsk4ormttdvhlhbnyabai4cithvizzaduf3gmayd.onion/" text:style-name="Internet_20_link" text:visited-style-name="Visited_20_Internet_20_Link">http://vhlehwexxmbnvecbmsk4ormttdvhlhbnyabai4cithvizzaduf3gmayd.onion/</text:a><text:span text:style-name="Strong_20_Emphasis"> Kamagra 4 Bitcoin - Like Viagra but cheaper <text:line-break/></text:span><text:a xlink:type="simple" xlink:href="http://guzjgkpodzshso2nohspxijzk5jgoaxzqioa7vzy6qdmwpz3hq4mwfid.onion/" text:style-name="Internet_20_link" text:visited-style-name="Visited_20_Internet_20_Link">http://guzjgkpodzshso2nohspxijzk5jgoaxzqioa7vzy6qdmwpz3hq4mwfid.onion/</text:a><text:span text:style-name="Strong_20_Emphasis"> Bitpharma - Biggest european .onion drug store <text:line-break/></text:span><text:soft-page-break/><text:a xlink:type="simple" xlink:href="http://n6qisfgjauj365pxccpr5vizmtb5iavqaug7m7e4ewkxuygk5iim6yyd.onion/" text:style-name="Internet_20_link" text:visited-style-name="Visited_20_Internet_20_Link">http://n6qisfgjauj365pxccpr5vizmtb5iavqaug7m7e4ewkxuygk5iim6yyd.onion/</text:a><text:span text:style-name="Strong_20_Emphasis"> EuCanna - First Class Cannabis <text:line-break/></text:span><text:a xlink:type="simple" xlink:href="http://uescqfrcztbhb6tmhdlbejrjfwgtpckcoiwmwq5bfq5hhkwfioan7qad.onion/" text:style-name="Internet_20_link" text:visited-style-name="Visited_20_Internet_20_Link">http://uescqfrcztbhb6tmhdlbejrjfwgtpckcoiwmwq5bfq5hhkwfioan7qad.onion/</text:a><text:span text:style-name="Strong_20_Emphasis"> TorShops - Create your own .onion store <text:line-break/></text:span><text:a xlink:type="simple" xlink:href="http://kl4gp72mdxp3uelicjjslqnpomqfr5cbdd3wzo5klo3rjlqjtzhaymqd.onion/" text:style-name="Internet_20_link" text:visited-style-name="Visited_20_Internet_20_Link">http://kl4gp72mdxp3uelicjjslqnpomqfr5cbdd3wzo5klo3rjlqjtzhaymqd.onion/</text:a><text:span text:style-name="Strong_20_Emphasis"> Smokeables - Finest organic cannabis from the USA <text:line-break/></text:span><text:a xlink:type="simple" xlink:href="http://ymvhtqya23wqpez63gyc3ke4svju3mqsby2awnhd3bk2e65izt7baqad.onion/" text:style-name="Internet_20_link" text:visited-style-name="Visited_20_Internet_20_Link">http://ymvhtqya23wqpez63gyc3ke4svju3mqsby2awnhd3bk2e65izt7baqad.onion/</text:a><text:span text:style-name="Strong_20_Emphasis"> OnionIdentityServices - Fake passports and ID cards for bitcoin <text:line-break/></text:span><text:a xlink:type="simple" xlink:href="http://k6m3fagp4w4wspmdt23fldnwrmknse74gmxosswvaxf3ciasficpenad.onion/" text:style-name="Internet_20_link" text:visited-style-name="Visited_20_Internet_20_Link">http://k6m3fagp4w4wspmdt23fldnwrmknse74gmxosswvaxf3ciasficpenad.onion/</text:a><text:span text:style-name="Strong_20_Emphasis"> Uk Guns and Ammo Store <text:line-break/></text:span><text:a xlink:type="simple" xlink:href="http://7mejofwihleuugda5kfnr7tupvfbaqntjqnfxc4hwmozlcmj2cey3hqd.onion/" text:style-name="Internet_20_link" text:visited-style-name="Visited_20_Internet_20_Link">http://7mejofwihleuugda5kfnr7tupvfbaqntjqnfxc4hwmozlcmj2cey3hqd.onion/</text:a><text:span text:style-name="Strong_20_Emphasis"> CannabisUK - UK wholesale cannabis supplier <text:line-break/></text:span><text:a xlink:type="simple" xlink:href="http://lqcjo7esbfog5t4r4gyy7jurpzf6cavpfmc4vkal4k2g4ie66ao5mryd.onion/" text:style-name="Internet_20_link" text:visited-style-name="Visited_20_Internet_20_Link">http://lqcjo7esbfog5t4r4gyy7jurpzf6cavpfmc4vkal4k2g4ie66ao5mryd.onion/</text:a><text:span text:style-name="Strong_20_Emphasis"> USfakeIDs - US fake ID store <text:line-break/></text:span><text:a xlink:type="simple" xlink:href="http://qazkxav4zzmt5xwfw6my362jdwhzrcafz7qpd5kugfgx7z7il5lyb6ad.onion/" text:style-name="Internet_20_link" text:visited-style-name="Visited_20_Internet_20_Link">http://qazkxav4zzmt5xwfw6my362jdwhzrcafz7qpd5kugfgx7z7il5lyb6ad.onion/</text:a><text:span text:style-name="Strong_20_Emphasis"> Counterfeit USD - High Quality USD counterfeits <text:line-break/></text:span><text:a xlink:type="simple" xlink:href="http://p2qzxkca42e3wccvqgby7jrcbzlf6g7pnkvybnau4szl5ykdydzmvbid.onion/" text:style-name="Internet_20_link" text:visited-style-name="Visited_20_Internet_20_Link">http://p2qzxkca42e3wccvqgby7jrcbzlf6g7pnkvybnau4szl5ykdydzmvbid.onion/</text:a><text:span text:style-name="Strong_20_Emphasis"> Onionwallet - Anonymous and secure bitcoin wallet and mixer <text:line-break/></text:span><text:a xlink:type="simple" xlink:href="http://gd5x24pjoan2pddc2fs6jlmnqbawq562d2qyk6ym4peu5ihzy6gd4jad.onion/" text:style-name="Internet_20_link" text:visited-style-name="Visited_20_Internet_20_Link">http://gd5x24pjoan2pddc2fs6jlmnqbawq562d2qyk6ym4peu5ihzy6gd4jad.onion/</text:a><text:span text:style-name="Strong_20_Emphasis"> USAcitizenship - become a citizen of the USA <text:line-break/></text:span><text:a xlink:type="simple" xlink:href="http://2ln3x7ru6psileh7il7jot2ufhol4o7nd54z663xonnnmmku4dgkx3ad.onion/" text:style-name="Internet_20_link" text:visited-style-name="Visited_20_Internet_20_Link">http://2ln3x7ru6psileh7il7jot2ufhol4o7nd54z663xonnnmmku4dgkx3ad.onion/</text:a><text:span text:style-name="Strong_20_Emphasis"> Brainmagic - Best Darkweb psychedelics <text:line-break/></text:span><text:a xlink:type="simple" xlink:href="http://usmost4cbpesx552s2s4ti3c4nk2xgiu763vhcs3b4uc4ppp3zwnscyd.onion/" text:style-name="Internet_20_link" text:visited-style-name="Visited_20_Internet_20_Link">http://usmost4cbpesx552s2s4ti3c4nk2xgiu763vhcs3b4uc4ppp3zwnscyd.onion/</text:a><text:span text:style-name="Strong_20_Emphasis"> NLGrowers - Coffee Shop grade Cannabis from the Netherlands <text:line-break/></text:span><text:a xlink:type="simple" xlink:href="http://mp3fpv6xbrwka4skqliiifoizghfbjy5uyu77wwnfruwub5s4hly2oid.onion/" text:style-name="Internet_20_link" text:visited-style-name="Visited_20_Internet_20_Link">http://mp3fpv6xbrwka4skqliiifoizghfbjy5uyu77wwnfruwub5s4hly2oid.onion/</text:a><text:span text:style-name="Strong_20_Emphasis"> EasyCoin - Bitcoin Wallet and Mixer <text:line-break/></text:span><text:a xlink:type="simple" xlink:href="http://t43fsf65omvf7grt46wlt2eo5jbj3hafyvbdb7jtr2biyre5v24pebad.onion/" text:style-name="Internet_20_link" text:visited-style-name="Visited_20_Internet_20_Link">http://t43fsf65omvf7grt46wlt2eo5jbj3hafyvbdb7jtr2biyre5v24pebad.onion/</text:a><text:span text:style-name="Strong_20_Emphasis"> EuroGuns <text:line-break/></text:span><text:a xlink:type="simple" xlink:href="http://okayd5ljzdv4gzrtiqlhtzjbflymfny2bxc2eacej3tamu2nyka7bxad.onion/" text:style-name="Internet_20_link" text:visited-style-name="Visited_20_Internet_20_Link">http://okayd5ljzdv4gzrtiqlhtzjbflymfny2bxc2eacej3tamu2nyka7bxad.onion/</text:a><text:span text:style-name="Strong_20_Emphasis"> Apples4Bitcoin - Iphones, Ipads and more for bitcoin <text:line-break/></text:span><text:a xlink:type="simple" xlink:href="http://xf2gry25d3tyxkiu2xlvczd3q7jl6yyhtpodevjugnxia2u665asozad.onion/" text:style-name="Internet_20_link" text:visited-style-name="Visited_20_Internet_20_Link">http://xf2gry25d3tyxkiu2xlvczd3q7jl6yyhtpodevjugnxia2u665asozad.onion/</text:a><text:span text:style-name="Strong_20_Emphasis"> Peoples Drug Store - The Darkwebs best Drug supplier! <text:line-break/></text:span><text:a xlink:type="simple" xlink:href="http://3bp7szl6ehbrnitmbyxzvcm3ieu7ba2kys64oecf4g2b65mcgbafzgqd.onion/" text:style-name="Internet_20_link" text:visited-style-name="Visited_20_Internet_20_Link">http://3bp7szl6ehbrnitmbyxzvcm3ieu7ba2kys64oecf4g2b65mcgbafzgqd.onion/</text:a><text:span text:style-name="Strong_20_Emphasis"> UKpassports - real UK passports <text:line-break/></text:span><text:a xlink:type="simple" xlink:href="http://xykxv6fmblogxgmzjm5wt6akdhm4wewiarjzcngev4tupgjlyugmc7qd.onion/" text:style-name="Internet_20_link" text:visited-style-name="Visited_20_Internet_20_Link">http://xykxv6fmblogxgmzjm5wt6akdhm4wewiarjzcngev4tupgjlyugmc7qd.onion/</text:a><text:span text:style-name="Strong_20_Emphasis"> ccPal - PayPals, Ebays, CCs and more <text:line-break/></text:span><text:a xlink:type="simple" xlink:href="http://sga5n7zx6qjty7uwvkxpwstyoh73shst6mx3okouv53uks7ks47msayd.onion/" text:style-name="Internet_20_link" text:visited-style-name="Visited_20_Internet_20_Link">http://sga5n7zx6qjty7uwvkxpwstyoh73shst6mx3okouv53uks7ks47msayd.onion/</text:a><text:span text:style-name="Strong_20_Emphasis"> DeDope - German Weed Store <text:line-break/></text:span><text:a xlink:type="simple" xlink:href="http://kq4okz5kf4xosbsnvdr45uukjhbm4oameb6k6agjjsydycvflcewl4qd.onion/" text:style-name="Internet_20_link" text:visited-style-name="Visited_20_Internet_20_Link">http://kq4okz5kf4xosbsnvdr45uukjhbm4oameb6k6agjjsydycvflcewl4qd.onion/</text:a><text:span text:style-name="Strong_20_Emphasis"> Rent-A-Hacker - Hire a hacker for Bitcoin <text:line-break/></text:span><text:a xlink:type="simple" xlink:href="http://wk3mtlvp2ej64nuytqm3mjrm6gpulix623abum6ewp64444oreysz7qd.onion/" text:style-name="Internet_20_link" text:visited-style-name="Visited_20_Internet_20_Link">http://wk3mtlvp2ej64nuytqm3mjrm6gpulix623abum6ewp64444oreysz7qd.onion/</text:a><text:span text:style-name="Strong_20_Emphasis"> Webuybitcoins - Sell your Bitcoins for Cash, Paypal, WU etc <text:line-break/></text:span><text:a xlink:type="simple" xlink:href="http://odahix2ysdtqp4lgak4h2rsnd35dmkdx3ndzjbdhk3jiviqkljfjmnqd.onion/" text:style-name="Internet_20_link" text:visited-style-name="Visited_20_Internet_20_Link">http://odahix2ysdtqp4lgak4h2rsnd35dmkdx3ndzjbdhk3jiviqkljfjmnqd.onion/</text:a><text:span text:style-name="Strong_20_Emphasis"> HQER - High Quality Euro bill counterfeits <text:line-break/><text:line-break/>Non-commercial links:<text:line-break/></text:span><text:a xlink:type="simple" xlink:href="http://danielas3rtn54uwmofdo3x2bsdifr47huasnmbgqzfrec5ubupvtpid.onion/" text:style-name="Internet_20_link" text:visited-style-name="Visited_20_Internet_20_Link">http://danielas3rtn54uwmofdo3x2bsdifr47huasnmbgqzfrec5ubupvtpid.onion/</text:a><text:span text:style-name="Strong_20_Emphasis"> DanielWin <text:line-break/></text:span><text:a xlink:type="simple" xlink:href="http://45tbhx5prlejzjgn36nqaxqb6qnm73pbohuvqkpxz2zowh57bxqawkid.onion/" text:style-name="Internet_20_link" text:visited-style-name="Visited_20_Internet_20_Link">http://45tbhx5prlejzjgn36nqaxqb6qnm73pbohuvqkpxz2zowh57bxqawkid.onion/</text:a><text:span text:style-name="Strong_20_Emphasis"> Parckwart’s Website <text:line-break/></text:span><text:a xlink:type="simple" xlink:href="https://kcmykvkkt3umiyx4xouu3sjo6odz3rolqphy2i2bbdan33g3zrjfjgqd.onion/" text:style-name="Internet_20_link" text:visited-style-name="Visited_20_Internet_20_Link">https://kcmykvkkt3umiyx4xouu3sjo6odz3rolqphy2i2bbdan33g3zrjfjgqd.onion/</text:a><text:span text:style-name="Strong_20_Emphasis"> aboutMastodon <text:line-break/></text:span><text:soft-page-break/><text:a xlink:type="simple" xlink:href="http://zgeajoabenj2nac6k5cei5qy62iu5yun5gm2vjnxy65r3p3amzykwxqd.onion/" text:style-name="Internet_20_link" text:visited-style-name="Visited_20_Internet_20_Link">http://zgeajoabenj2nac6k5cei5qy62iu5yun5gm2vjnxy65r3p3amzykwxqd.onion/</text:a><text:span text:style-name="Strong_20_Emphasis"> Darkweb Blog <text:line-break/></text:span><text:a xlink:type="simple" xlink:href="http://dds6qkxpwdeubwucdiaord2xgbbeyds25rbsgr73tbfpqpt4a6vjwsyd.onion/" text:style-name="Internet_20_link" text:visited-style-name="Visited_20_Internet_20_Link">http://dds6qkxpwdeubwucdiaord2xgbbeyds25rbsgr73tbfpqpt4a6vjwsyd.onion/</text:a><text:span text:style-name="Strong_20_Emphasis"> Whonix <text:line-break/></text:span><text:a xlink:type="simple" xlink:href="http://ozmh2zkwx5cjuzopui64csb5ertcooi5vya6c2gm4e3vcvf2c2qvjiyd.onion/" text:style-name="Internet_20_link" text:visited-style-name="Visited_20_Internet_20_Link">http://ozmh2zkwx5cjuzopui64csb5ertcooi5vya6c2gm4e3vcvf2c2qvjiyd.onion/</text:a><text:span text:style-name="Strong_20_Emphasis"> riseup searx <text:line-break/></text:span><text:a xlink:type="simple" xlink:href="http://lldan5gahapx5k7iafb3s4ikijc4ni7gx5iywdflkba5y2ezyg6sjgyd.onion/" text:style-name="Internet_20_link" text:visited-style-name="Visited_20_Internet_20_Link">http://lldan5gahapx5k7iafb3s4ikijc4ni7gx5iywdflkba5y2ezyg6sjgyd.onion/</text:a><text:span text:style-name="Strong_20_Emphasis"> OnionShare <text:line-break/></text:span><text:a xlink:type="simple" xlink:href="http://cathug2kyi4ilneggumrenayhuhsvrgn6qv2y47bgeet42iivkpynqad.onion/" text:style-name="Internet_20_link" text:visited-style-name="Visited_20_Internet_20_Link">http://cathug2kyi4ilneggumrenayhuhsvrgn6qv2y47bgeet42iivkpynqad.onion/</text:a><text:span text:style-name="Strong_20_Emphasis"> cathugger's site <text:line-break/></text:span><text:a xlink:type="simple" xlink:href="http://sik5nlgfc5qylnnsr57qrbm64zbdx6t4lreyhpon3ychmxmiem7tioad.onion/" text:style-name="Internet_20_link" text:visited-style-name="Visited_20_Internet_20_Link">http://sik5nlgfc5qylnnsr57qrbm64zbdx6t4lreyhpon3ychmxmiem7tioad.onion/</text:a><text:span text:style-name="Strong_20_Emphasis"> Qubes OS <text:line-break/></text:span><text:a xlink:type="simple" xlink:href="http://dhosting4xxoydyaivckq7tsmtgi4wfs3flpeyitekkmqwu4v4r46syd.onion/" text:style-name="Internet_20_link" text:visited-style-name="Visited_20_Internet_20_Link">http://dhosting4xxoydyaivckq7tsmtgi4wfs3flpeyitekkmqwu4v4r46syd.onion/</text:a><text:span text:style-name="Strong_20_Emphasis"> Daniels Hosting</text:span><text:line-break/><text:a xlink:type="simple" xlink:href="http://nanochanqzaytwlydykbg5nxkgyjxk3zsrctxuoxdmbx5jbh2ydyprid.onion/" text:style-name="Internet_20_link" text:visited-style-name="Visited_20_Internet_20_Link">http://nanochanqzaytwlydykbg5nxkgyjxk3zsrctxuoxdmbx5jbh2ydyprid.onion/</text:a> <text:span text:style-name="Strong_20_Emphasis">NanoChan<text:line-break/></text:span><text:a xlink:type="simple" xlink:href="http://picochanwvqfa2xsrfzlul4x4aqtog2eljll5qnj5iagpbhx2vmfqnid.onion/" text:style-name="Internet_20_link" text:visited-style-name="Visited_20_Internet_20_Link">http://picochanwvqfa2xsrfzlul4x4aqtog2eljll5qnj5iagpbhx2vmfqnid.onion/</text:a> <text:span text:style-name="Strong_20_Emphasis">PicoChan<text:line-break/></text:span><text:a xlink:type="simple" xlink:href="http://enxx3byspwsdo446jujc52ucy2pf5urdbhqw3kbsfhlfjwmbpj5smdad.onion/" text:style-name="Internet_20_link" text:visited-style-name="Visited_20_Internet_20_Link">http://enxx3byspwsdo446jujc52ucy2pf5urdbhqw3kbsfhlfjwmbpj5smdad.onion/</text:a> <text:span text:style-name="Strong_20_Emphasis">EndChan<text:line-break/></text:span><text:a xlink:type="simple" xlink:href="http://dngtk6iydmpokbyyk3irqznceft3hze6q6rasrqlz46v7pq4klxnl4yd.onion/" text:style-name="Internet_20_link" text:visited-style-name="Visited_20_Internet_20_Link">http://dngtk6iydmpokbyyk3irqznceft3hze6q6rasrqlz46v7pq4klxnl4yd.onion/</text:a> <text:span text:style-name="Strong_20_Emphasis">256Chan<text:line-break/></text:span><text:a xlink:type="simple" xlink:href="http://cct5wy6mzgmft24xzw6zeaf55aaqmo6324gjlsghdhbiw5gdaaf4pkad.onion/" text:style-name="Internet_20_link" text:visited-style-name="Visited_20_Internet_20_Link">http://cct5wy6mzgmft24xzw6zeaf55aaqmo6324gjlsghdhbiw5gdaaf4pkad.onion/</text:a> <text:span text:style-name="Strong_20_Emphasis">Snopyta<text:line-break/></text:span><text:a xlink:type="simple" xlink:href="http://wnrgozz3bmm33em4aln3lrbewf3ikxj7fwglqgla2tpdji4znjp7viqd.onion/" text:style-name="Internet_20_link" text:visited-style-name="Visited_20_Internet_20_Link">http://wnrgozz3bmm33em4aln3lrbewf3ikxj7fwglqgla2tpdji4znjp7viqd.onion/</text:a> <text:span text:style-name="Strong_20_Emphasis">VYempire.xyz<text:line-break/></text:span><text:a xlink:type="simple" xlink:href="http://7sk2kov2xwx6cbc32phynrifegg6pklmzs7luwcggtzrnlsolxxuyfyd.onion/" text:style-name="Internet_20_link" text:visited-style-name="Visited_20_Internet_20_Link">http://7sk2kov2xwx6cbc32phynrifegg6pklmzs7luwcggtzrnlsolxxuyfyd.onion/</text:a> <text:span text:style-name="Strong_20_Emphasis">SystemLI.org <text:line-break/></text:span><text:a xlink:type="simple" xlink:href="http://stormwayszuh4juycoy4kwoww5gvcu2c4tdtpkup667pdwe4qenzwayd.onion/" text:style-name="Internet_20_link" text:visited-style-name="Visited_20_Internet_20_Link">http://stormwayszuh4juycoy4kwoww5gvcu2c4tdtpkup667pdwe4qenzwayd.onion/</text:a> <text:span text:style-name="Strong_20_Emphasis">CryptoStorm VPN <text:line-break/></text:span><text:a xlink:type="simple" xlink:href="http://xdkriz6cn2avvcr2vks5lvvtmfojz2ohjzj4fhyuka55mvljeso2ztqd.onion/" text:style-name="Internet_20_link" text:visited-style-name="Visited_20_Internet_20_Link">http://xdkriz6cn2avvcr2vks5lvvtmfojz2ohjzj4fhyuka55mvljeso2ztqd.onion/</text:a> <text:span text:style-name="Strong_20_Emphasis">Cock.li <text:line-break/></text:span><text:a xlink:type="simple" xlink:href="http://eludemailxhnqzfmxehy3bk5guyhlxbunfyhkcksv4gvx6d3wcf6smad.onion/" text:style-name="Internet_20_link" text:visited-style-name="Visited_20_Internet_20_Link">http://eludemailxhnqzfmxehy3bk5guyhlxbunfyhkcksv4gvx6d3wcf6smad.onion/</text:a> <text:span text:style-name="Strong_20_Emphasis">Elude.in<text:line-break/></text:span><text:a xlink:type="simple" xlink:href="http://lainwir3s4y5r7mqm3kurzpljyf77vty2hrrfkps6wm4nnnqzest4lqd.onion/" text:style-name="Internet_20_link" text:visited-style-name="Visited_20_Internet_20_Link">http://lainwir3s4y5r7mqm3kurzpljyf77vty2hrrfkps6wm4nnnqzest4lqd.onion/</text:a> <text:span text:style-name="Strong_20_Emphasis">qord11.net <text:line-break/></text:span><text:a xlink:type="simple" xlink:href="http://cgjzkysxa4ru5rhrtr6rafckhexbisbtxwg2fg743cjumioysmirhdad.onion/" text:style-name="Internet_20_link" text:visited-style-name="Visited_20_Internet_20_Link">http://cgjzkysxa4ru5rhrtr6rafckhexbisbtxwg2fg743cjumioysmirhdad.onion/</text:a> <text:span text:style-name="Strong_20_Emphasis">Course Enigma <text:line-break/></text:span><text:a xlink:type="simple" xlink:href="http://killnod2s77o3axkktdu52aqmmy4acisz2gicbhjm4xbvxa2zfftteyd.onion/" text:style-name="Internet_20_link" text:visited-style-name="Visited_20_Internet_20_Link">http://killnod2s77o3axkktdu52aqmmy4acisz2gicbhjm4xbvxa2zfftteyd.onion/</text:a> <text:span text:style-name="Strong_20_Emphasis">Kill9 <text:line-break/></text:span><text:a xlink:type="simple" xlink:href="http://digdeep4orxw6psc33yxa2dgmuycj74zi6334xhxjlgppw6odvkzkiad.onion/" text:style-name="Internet_20_link" text:visited-style-name="Visited_20_Internet_20_Link">http://digdeep4orxw6psc33yxa2dgmuycj74zi6334xhxjlgppw6odvkzkiad.onion/</text:a> <text:span text:style-name="Strong_20_Emphasis">DigDeeper<text:line-break/></text:span><text:a xlink:type="simple" xlink:href="http://spywaredrcdg5krvjnukp3vbdwiqcv3zwbrcg6qh27kiwecm4qyfphid.onion/" text:style-name="Internet_20_link" text:visited-style-name="Visited_20_Internet_20_Link">http://spywaredrcdg5krvjnukp3vbdwiqcv3zwbrcg6qh27kiwecm4qyfphid.onion/</text:a> <text:span text:style-name="Strong_20_Emphasis">Spyware Watchdog<text:line-break/></text:span><text:a xlink:type="simple" xlink:href="http://meynethaffeecapsvfphrcnfrx44w2nskgls2juwitibvqctk2plvhqd.onion/" text:style-name="Internet_20_link" text:visited-style-name="Visited_20_Internet_20_Link">http://meynethaffeecapsvfphrcnfrx44w2nskgls2juwitibvqctk2plvhqd.onion/</text:a> <text:span text:style-name="Strong_20_Emphasis">May Vane Day Studios<text:line-break/></text:span><text:a xlink:type="simple" xlink:href="http://zsxjtsgzborzdllyp64c6pwnjz5eic76bsksbxzqefzogwcydnkjy3yd.onion/" text:style-name="Internet_20_link" text:visited-style-name="Visited_20_Internet_20_Link">http://zsxjtsgzborzdllyp64c6pwnjz5eic76bsksbxzqefzogwcydnkjy3yd.onion/</text:a> <text:span text:style-name="Strong_20_Emphasis">Shadow Wiki<text:line-break/></text:span><text:a xlink:type="simple" xlink:href="http://g7ejphhubv5idbbu3hb3wawrs5adw7tkx7yjabnf65xtzztgg4hcsqqd.onion/" text:style-name="Internet_20_link" text:visited-style-name="Visited_20_Internet_20_Link">http://g7ejphhubv5idbbu3hb3wawrs5adw7tkx7yjabnf65xtzztgg4hcsqqd.onion/</text:a> <text:span text:style-name="Strong_20_Emphasis">Defcon<text:line-break/></text:span><text:a xlink:type="simple" xlink:href="http://p53lf57qovyuvwsc6xnrppyply3vtqm7l6pcobkmyqsiofyeznfu5uqd.onion/" text:style-name="Internet_20_link" text:visited-style-name="Visited_20_Internet_20_Link">http://p53lf57qovyuvwsc6xnrppyply3vtqm7l6pcobkmyqsiofyeznfu5uqd.onion/</text:a> <text:span text:style-name="Strong_20_Emphasis">Propublica<text:line-break/></text:span><text:a xlink:type="simple" xlink:href="http://darkzzx4avcsuofgfez5zq75cqc4mprjvfqywo45dfcaxrwqg6qrlfid.onion/" text:style-name="Internet_20_link" text:visited-style-name="Visited_20_Internet_20_Link">http://darkzzx4avcsuofgfez5zq75cqc4mprjvfqywo45dfcaxrwqg6qrlfid.onion/</text:a> <text:span text:style-name="Strong_20_Emphasis">Darknetlive<text:line-break/></text:span><text:a xlink:type="simple" xlink:href="http://keybase5wmilwokqirssclfnsqrjdsi7jdir5wy7y7iu3tanwmtp6oid.onion/" text:style-name="Internet_20_link" text:visited-style-name="Visited_20_Internet_20_Link">http://keybase5wmilwokqirssclfnsqrjdsi7jdir5wy7y7iu3tanwmtp6oid.onion/</text:a> <text:span text:style-name="Strong_20_Emphasis">KeyBase.IO<text:line-break/></text:span><text:a xlink:type="simple" xlink:href="http://ciadotgov4sjwlzihbbgxnqg3xiyrg7so2r2o3lt5wz5ypk4sxyjstad.onion/" text:style-name="Internet_20_link" text:visited-style-name="Visited_20_Internet_20_Link">http://ciadotgov4sjwlzihbbgxnqg3xiyrg7so2r2o3lt5wz5ypk4sxyjstad.onion/</text:a> <text:span text:style-name="Strong_20_Emphasis">CIA.GOV<text:line-break/></text:span><text:a xlink:type="simple" xlink:href="http://archivebyd3rzt3ehjpm4c3bjkyxv3hjleiytnvxcn7x32psn2kxcuid.onion/" text:style-name="Internet_20_link" text:visited-style-name="Visited_20_Internet_20_Link">http://archivebyd3rzt3ehjpm4c3bjkyxv3hjleiytnvxcn7x32psn2kxcuid.onion/</text:a> <text:span text:style-name="Strong_20_Emphasis">Internet Archive<text:line-break/></text:span><text:a xlink:type="simple" xlink:href="http://bible4u2lvhacg4b3to2e2veqpwmrc2c3tjf2wuuqiz332vlwmr4xbad.onion/" text:style-name="Internet_20_link" text:visited-style-name="Visited_20_Internet_20_Link">http://bible4u2lvhacg4b3to2e2veqpwmrc2c3tjf2wuuqiz332vlwmr4xbad.onion/</text:a> <text:span text:style-name="Strong_20_Emphasis">Bible4u<text:line-break/></text:span><text:a xlink:type="simple" xlink:href="http://kx5thpx2olielkihfyo4jgjqfb7zx7wxr3sd4xzt26ochei4m6f7tayd.onion/" text:style-name="Internet_20_link" text:visited-style-name="Visited_20_Internet_20_Link">http://kx5thpx2olielkihfyo4jgjqfb7zx7wxr3sd4xzt26ochei4m6f7tayd.onion/</text:a> <text:span text:style-name="Strong_20_Emphasis">Imperial Library<text:line-break/></text:span><text:a xlink:type="simple" xlink:href="http://nv3x2jozywh63fkohn5mwp2d73vasusjixn3im3ueof52fmbjsigw6ad.onion/" text:style-name="Internet_20_link" text:visited-style-name="Visited_20_Internet_20_Link">http://nv3x2jozywh63fkohn5mwp2d73vasusjixn3im3ueof52fmbjsigw6ad.onion/</text:a> <text:span text:style-name="Strong_20_Emphasis">Comic Books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9T04:36:18.652820641</meta:creation-date>
    <dc:date>2024-02-29T04:47:29.881507270</dc:date>
    <meta:editing-duration>PT11M12S</meta:editing-duration>
    <meta:editing-cycles>1</meta:editing-cycles>
    <meta:document-statistic meta:table-count="0" meta:image-count="0" meta:object-count="0" meta:page-count="3" meta:paragraph-count="4" meta:word-count="449" meta:character-count="7966" meta:non-whitespace-character-count="7460"/>
    <meta:generator>LibreOffice/7.4.7.2$Linux_X86_64 LibreOffice_project/40$Build-2</meta:generator>
  </office:meta>
</office:document-meta>
</file>